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802F260AA07D3ACAE1.png" manifest:media-type="image/png"/>
  <manifest:file-entry manifest:full-path="Pictures/10000001000000CE000001E08FA88D5764CA046B.png" manifest:media-type="image/png"/>
  <manifest:file-entry manifest:full-path="Pictures/100000010000019C00000055BA7AD99432FBEAB5.png" manifest:media-type="image/png"/>
  <manifest:file-entry manifest:full-path="Pictures/10000001000001190000007EA25B1B3ADE582048.png" manifest:media-type="image/png"/>
  <manifest:file-entry manifest:full-path="Pictures/1000000100000117000000BCCA8A103100AA1791.png" manifest:media-type="image/png"/>
  <manifest:file-entry manifest:full-path="Pictures/100000010000011800000091D1793B31FB53C991.png" manifest:media-type="image/png"/>
  <manifest:file-entry manifest:full-path="Pictures/10000001000001190000003D2A4E6363628FE9B2.png" manifest:media-type="image/png"/>
  <manifest:file-entry manifest:full-path="Pictures/1000000100000073000000C958C1E9F8D1D7B250.png" manifest:media-type="image/png"/>
  <manifest:file-entry manifest:full-path="Pictures/10000001000001150000007261FA3AE44A7359DE.png" manifest:media-type="image/png"/>
  <manifest:file-entry manifest:full-path="Pictures/100000010000011900000090A15767D70C34294F.png" manifest:media-type="image/png"/>
  <manifest:file-entry manifest:full-path="Pictures/100000010000019D0000008034BB4E65A998122A.png" manifest:media-type="image/png"/>
  <manifest:file-entry manifest:full-path="Pictures/10000001000001BE0000006B4F81E749857B48B3.png" manifest:media-type="image/png"/>
  <manifest:file-entry manifest:full-path="Pictures/1000000100000118000000D21A93423777AA5AB8.png" manifest:media-type="image/png"/>
  <manifest:file-entry manifest:full-path="Pictures/10000001000001180000003C07E730F138F4555E.png" manifest:media-type="image/png"/>
  <manifest:file-entry manifest:full-path="Pictures/10000001000001A10000006312F7AE9D8B38C94B.png" manifest:media-type="image/png"/>
  <manifest:file-entry manifest:full-path="Pictures/1000000100000119000000406C0A56249FFF7FA8.png" manifest:media-type="image/png"/>
  <manifest:file-entry manifest:full-path="Pictures/100000010000011800000068332E1AEDC93A8B1F.png" manifest:media-type="image/png"/>
  <manifest:file-entry manifest:full-path="Pictures/100000010000009F0000007DAA30EE203D380F76.png" manifest:media-type="image/png"/>
  <manifest:file-entry manifest:full-path="Pictures/10000001000000AE0000007F0C4A345A46949746.png" manifest:media-type="image/png"/>
  <manifest:file-entry manifest:full-path="Pictures/100000010000011A000000548106334D54BC6F1C.png" manifest:media-type="image/png"/>
  <manifest:file-entry manifest:full-path="Pictures/1000000100000119000000529DAC39386AF15C6D.png" manifest:media-type="image/png"/>
  <manifest:file-entry manifest:full-path="Pictures/100000010000010D000000A11AEC383843062BE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7.4806in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0.4326in" style:rel-column-width="623*"/>
    </style:style>
    <style:style style:name="Tabelle10.B" style:family="table-column">
      <style:table-column-properties style:column-width="7.0479in" style:rel-column-width="10149*"/>
    </style:style>
    <style:style style:name="Tabelle10.1" style:family="table-row">
      <style:table-row-properties style:min-row-height="0.3125in" fo:background-color="transparent">
        <style:background-image/>
      </style:table-row-properties>
    </style:style>
    <style:style style:name="Tabelle10.A1" style:family="table-cell">
      <style:table-cell-properties fo:background-color="#ffffff" fo:padding="0.0396in" fo:border="none">
        <style:background-image/>
      </style:table-cell-properties>
    </style:style>
    <style:style style:name="Tabelle10.B1" style:family="table-cell">
      <style:table-cell-properties fo:background-color="#3465a4" fo:padding="0.0396in" fo:border="none">
        <style:background-image/>
      </style:table-cell-properties>
    </style:style>
    <style:style style:name="Tabelle22" style:family="table">
      <style:table-properties style:width="7.4806in" fo:break-before="page" table:align="margins"/>
    </style:style>
    <style:style style:name="Tabelle22.A" style:family="table-column">
      <style:table-column-properties style:column-width="7.4806in" style:rel-column-width="65535*"/>
    </style:style>
    <style:style style:name="Tabelle22.A1" style:family="table-cell">
      <style:table-cell-properties fo:background-color="#999999" fo:padding="0.0382in" fo:border="0.05pt solid #000000">
        <style:background-image/>
      </style:table-cell-properties>
    </style:style>
    <style:style style:name="P1" style:family="paragraph" style:parent-style-name="Standard">
      <style:text-properties officeooo:paragraph-rsid="001e08e3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Standard">
      <style:text-properties officeooo:paragraph-rsid="00677a55"/>
    </style:style>
    <style:style style:name="P4" style:family="paragraph" style:parent-style-name="Horizontal_20_Line">
      <style:text-properties officeooo:paragraph-rsid="00677a55"/>
    </style:style>
    <style:style style:name="P5" style:family="paragraph" style:parent-style-name="Text_20_body">
      <style:text-properties officeooo:paragraph-rsid="00677a55"/>
    </style:style>
    <style:style style:name="P6" style:family="paragraph" style:parent-style-name="Contents_20_1">
      <style:paragraph-properties>
        <style:tab-stops>
          <style:tab-stop style:position="7.4807in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7.2839in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7.0874in" style:type="right" style:leader-style="dotted" style:leader-text="."/>
        </style:tab-stops>
      </style:paragraph-properties>
    </style:style>
    <style:style style:name="P9" style:family="paragraph" style:parent-style-name="Contents_20_4">
      <style:paragraph-properties>
        <style:tab-stops>
          <style:tab-stop style:position="6.8909in" style:type="right" style:leader-style="dotted" style:leader-text="."/>
        </style:tab-stops>
      </style:paragraph-properties>
    </style:style>
    <style:style style:name="P10" style:family="paragraph" style:parent-style-name="Contents_20_5">
      <style:paragraph-properties>
        <style:tab-stops>
          <style:tab-stop style:position="6.6945in" style:type="right" style:leader-style="dotted" style:leader-text="."/>
        </style:tab-stops>
      </style:paragraph-properties>
    </style:style>
    <style:style style:name="P11" style:family="paragraph" style:parent-style-name="Contents_20_6">
      <style:paragraph-properties>
        <style:tab-stops>
          <style:tab-stop style:position="6.498in" style:type="right" style:leader-style="dotted" style:leader-text="."/>
        </style:tab-stops>
      </style:paragraph-properties>
    </style:style>
    <style:style style:name="P12" style:family="paragraph" style:parent-style-name="Text_20_body">
      <style:text-properties officeooo:rsid="00677a55" officeooo:paragraph-rsid="00677a55"/>
    </style:style>
    <style:style style:name="P13" style:family="paragraph" style:parent-style-name="Text_20_body">
      <style:text-properties officeooo:rsid="006789a6" officeooo:paragraph-rsid="006789a6"/>
    </style:style>
    <style:style style:name="P14" style:family="paragraph" style:parent-style-name="Text_20_body">
      <style:text-properties officeooo:rsid="0067d19d" officeooo:paragraph-rsid="0067d19d"/>
    </style:style>
    <style:style style:name="P15" style:family="paragraph" style:parent-style-name="Contents_20_Heading">
      <style:paragraph-properties fo:margin-top="0.0398in" fo:margin-bottom="0.0398in" style:contextual-spacing="false"/>
      <style:text-properties fo:color="#ffffff" loext:opacity="100%" officeooo:rsid="007c45d7" officeooo:paragraph-rsid="006d6ac6"/>
    </style:style>
    <style:style style:name="P16" style:family="paragraph" style:parent-style-name="Standard">
      <style:text-properties officeooo:paragraph-rsid="006d6ac6"/>
    </style:style>
    <style:style style:name="P17" style:family="paragraph" style:parent-style-name="Text_20_body">
      <style:paragraph-properties fo:margin-top="0in" fo:margin-bottom="0in" style:contextual-spacing="false"/>
      <style:text-properties officeooo:paragraph-rsid="006d6ac6"/>
    </style:style>
    <style:style style:name="P18" style:family="paragraph" style:parent-style-name="Heading_20_1">
      <style:paragraph-properties fo:margin-top="0in" fo:margin-bottom="0in" style:contextual-spacing="false"/>
    </style:style>
    <style:style style:name="P19" style:family="paragraph" style:parent-style-name="Heading_20_2">
      <style:text-properties officeooo:rsid="006789a6" officeooo:paragraph-rsid="006789a6"/>
    </style:style>
    <style:style style:name="P20" style:family="paragraph" style:parent-style-name="Heading_20_3">
      <style:text-properties officeooo:paragraph-rsid="00677a55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06d7558" style:font-size-asian="10pt" style:font-size-complex="10pt"/>
    </style:style>
    <style:style style:name="T3" style:family="text">
      <style:text-properties fo:font-size="10pt" officeooo:rsid="006d50e3" style:font-size-asian="10pt" style:font-size-complex="10pt"/>
    </style:style>
    <style:style style:name="T4" style:family="text">
      <style:text-properties fo:font-size="10pt" officeooo:rsid="0037836c" style:font-size-asian="10pt" style:font-size-complex="10pt"/>
    </style:style>
    <style:style style:name="T5" style:family="text">
      <style:text-properties fo:font-size="10pt" officeooo:rsid="0048c3eb" style:font-size-asian="10pt" style:font-size-complex="10pt"/>
    </style:style>
    <style:style style:name="T6" style:family="text">
      <style:text-properties fo:font-size="10pt" officeooo:rsid="006ccfa5" style:font-size-asian="10pt" style:font-size-complex="10pt"/>
    </style:style>
    <style:style style:name="T7" style:family="text">
      <style:text-properties fo:font-size="10pt" officeooo:rsid="006bbdc3" style:font-size-asian="10pt" style:font-size-complex="10pt"/>
    </style:style>
    <style:style style:name="T8" style:family="text">
      <style:text-properties fo:font-size="10pt" officeooo:rsid="006b1db9" style:font-size-asian="10pt" style:font-size-complex="10pt"/>
    </style:style>
    <style:style style:name="T9" style:family="text">
      <style:text-properties fo:font-size="10pt" officeooo:rsid="005bfea4" style:font-size-asian="10pt" style:font-size-complex="10pt"/>
    </style:style>
    <style:style style:name="T10" style:family="text">
      <style:text-properties fo:font-size="10pt" officeooo:rsid="0048b69f" style:font-size-asian="10pt" style:font-size-complex="10pt"/>
    </style:style>
    <style:style style:name="T11" style:family="text">
      <style:text-properties fo:font-size="10pt" officeooo:rsid="006ecf86" style:font-size-asian="10pt" style:font-size-complex="10pt"/>
    </style:style>
    <style:style style:name="T12" style:family="text">
      <style:text-properties style:font-name="Albany" fo:font-size="14.1000003814697pt" fo:font-weight="bold" officeooo:rsid="00677a55" style:font-name-asian="Microsoft YaHei" style:font-size-asian="14.1000003814697pt" style:font-weight-asian="bold" style:font-name-complex="Mangal1" style:font-size-complex="14.1000003814697pt" style:font-weight-complex="bold"/>
    </style:style>
    <style:style style:name="T13" style:family="text">
      <style:text-properties style:font-name="Albany" fo:font-size="18.2000007629395pt" fo:font-weight="bold" officeooo:rsid="006bbdc3" style:font-name-asian="Microsoft YaHei" style:font-size-asian="18.2000007629395pt" style:font-weight-asian="bold" style:font-name-complex="Mangal1" style:font-size-complex="18.2000007629395pt" style:font-weight-complex="bold"/>
    </style:style>
    <style:style style:name="T14" style:family="text">
      <style:text-properties officeooo:rsid="00677a55"/>
    </style:style>
    <style:style style:name="T15" style:family="text">
      <style:text-properties officeooo:rsid="006789a6"/>
    </style:style>
    <style:style style:name="fr1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181in" fo:margin-right="0.1181in" fo:margin-top="0.1181in" fo:margin-bottom="0.1181in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181in" fo:margin-right="0.1181in" fo:margin-top="0.1181in" fo:margin-bottom="0.1181in" style:vertical-pos="top" style:vertical-rel="paragraph" style:horizontal-pos="righ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17"><draw:frame draw:style-name="fr4" draw:name="Bild26" text:anchor-type="char" svg:width="0.3272in" svg:height="0.3272in" draw:z-index="28"><draw:image xlink:href="Pictures/1000000100000080000000802F260AA07D3ACAE1.png" xlink:type="simple" xlink:show="embed" xlink:actuate="onLoad" draw:mime-type="image/png"/></draw:frame></text:p>
          </table:table-cell>
          <table:table-cell table:style-name="Tabelle10.B1" office:value-type="string">
            <text:p text:style-name="P15"><text:s/>19.1.6 Editors - Drivers Editor - Key Menu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6"><text:a xlink:type="simple" xlink:href="#__RefHeading___Toc3654_4126228218" text:style-name="Index_20_Link" text:visited-style-name="Index_20_Link">Drivers Editor - Key Menu<text:tab/>3</text:a></text:p>
          <text:p text:style-name="P7"><text:a xlink:type="simple" xlink:href="#__RefHeading___Toc614_320583600" text:style-name="Index_20_Link" text:visited-style-name="Index_20_Link">Transform<text:tab/>3</text:a></text:p>
          <text:p text:style-name="P8"><text:a xlink:type="simple" xlink:href="#__RefHeading___Toc616_320583600" text:style-name="Index_20_Link" text:visited-style-name="Index_20_Link">Grab/Move<text:tab/>3</text:a></text:p>
          <text:p text:style-name="P9"><text:a xlink:type="simple" xlink:href="#__RefHeading___Toc2404_983040606" text:style-name="Index_20_Link" text:visited-style-name="Index_20_Link">Last Operator Move<text:tab/>3</text:a></text:p>
          <text:p text:style-name="P10"><text:a xlink:type="simple" xlink:href="#__RefHeading___Toc17263_1184479374" text:style-name="Index_20_Link" text:visited-style-name="Index_20_Link">Move X, Y Z<text:tab/>3</text:a></text:p>
          <text:p text:style-name="P10"><text:a xlink:type="simple" xlink:href="#__RefHeading___Toc563_3545106889" text:style-name="Index_20_Link" text:visited-style-name="Index_20_Link">Orientation<text:tab/>3</text:a></text:p>
          <text:p text:style-name="P10"><text:a xlink:type="simple" xlink:href="#__RefHeading___Toc2406_983040606" text:style-name="Index_20_Link" text:visited-style-name="Index_20_Link">Proportional editing<text:tab/>3</text:a></text:p>
          <text:p text:style-name="P11"><text:a xlink:type="simple" xlink:href="#__RefHeading___Toc1579_1763346469" text:style-name="Index_20_Link" text:visited-style-name="Index_20_Link">Proportional Falloff<text:tab/>3</text:a></text:p>
          <text:p text:style-name="P11"><text:a xlink:type="simple" xlink:href="#__RefHeading___Toc1545_1502043747" text:style-name="Index_20_Link" text:visited-style-name="Index_20_Link">Proportional Size<text:tab/>4</text:a></text:p>
          <text:p text:style-name="P11"><text:a xlink:type="simple" xlink:href="#__RefHeading___Toc1581_1763346469" text:style-name="Index_20_Link" text:visited-style-name="Index_20_Link">Connected<text:tab/>4</text:a></text:p>
          <text:p text:style-name="P11"><text:a xlink:type="simple" xlink:href="#__RefHeading___Toc1583_1763346469" text:style-name="Index_20_Link" text:visited-style-name="Index_20_Link">Projected(2D)<text:tab/>4</text:a></text:p>
          <text:p text:style-name="P8"><text:a xlink:type="simple" xlink:href="#__RefHeading___Toc618_320583600" text:style-name="Index_20_Link" text:visited-style-name="Index_20_Link">Extend<text:tab/>4</text:a></text:p>
          <text:p text:style-name="P9"><text:a xlink:type="simple" xlink:href="#__RefHeading___Toc2408_983040606" text:style-name="Index_20_Link" text:visited-style-name="Index_20_Link">Last Operator Transform<text:tab/>4</text:a></text:p>
          <text:p text:style-name="P10"><text:a xlink:type="simple" xlink:href="#__RefHeading___Toc17263_11844793741" text:style-name="Index_20_Link" text:visited-style-name="Index_20_Link">Values X, Y Z, W<text:tab/>4</text:a></text:p>
          <text:p text:style-name="P10"><text:a xlink:type="simple" xlink:href="#__RefHeading___Toc2410_983040606" text:style-name="Index_20_Link" text:visited-style-name="Index_20_Link">Axis<text:tab/>4</text:a></text:p>
          <text:p text:style-name="P10"><text:a xlink:type="simple" xlink:href="#__RefHeading___Toc563_35451068891" text:style-name="Index_20_Link" text:visited-style-name="Index_20_Link">Orientation<text:tab/>4</text:a></text:p>
          <text:p text:style-name="P10"><text:a xlink:type="simple" xlink:href="#__RefHeading___Toc2412_983040606" text:style-name="Index_20_Link" text:visited-style-name="Index_20_Link">Proportional editing<text:tab/>4</text:a></text:p>
          <text:p text:style-name="P11"><text:a xlink:type="simple" xlink:href="#__RefHeading___Toc1579_17633464691" text:style-name="Index_20_Link" text:visited-style-name="Index_20_Link">Proportional Falloff<text:tab/>4</text:a></text:p>
          <text:p text:style-name="P11"><text:a xlink:type="simple" xlink:href="#__RefHeading___Toc1545_15020437471" text:style-name="Index_20_Link" text:visited-style-name="Index_20_Link">Proportional Size<text:tab/>4</text:a></text:p>
          <text:p text:style-name="P11"><text:a xlink:type="simple" xlink:href="#__RefHeading___Toc1581_17633464691" text:style-name="Index_20_Link" text:visited-style-name="Index_20_Link">Connected<text:tab/>4</text:a></text:p>
          <text:p text:style-name="P11"><text:a xlink:type="simple" xlink:href="#__RefHeading___Toc1583_17633464691" text:style-name="Index_20_Link" text:visited-style-name="Index_20_Link">Projected(2D)<text:tab/>4</text:a></text:p>
          <text:p text:style-name="P8"><text:a xlink:type="simple" xlink:href="#__RefHeading___Toc620_320583600" text:style-name="Index_20_Link" text:visited-style-name="Index_20_Link">Rotate<text:tab/>5</text:a></text:p>
          <text:p text:style-name="P9"><text:a xlink:type="simple" xlink:href="#__RefHeading___Toc2414_983040606" text:style-name="Index_20_Link" text:visited-style-name="Index_20_Link">Last Operator Rotate<text:tab/>5</text:a></text:p>
          <text:p text:style-name="P10"><text:a xlink:type="simple" xlink:href="#__RefHeading___Toc17263_118447937411" text:style-name="Index_20_Link" text:visited-style-name="Index_20_Link">Angle<text:tab/>5</text:a></text:p>
          <text:p text:style-name="P10"><text:a xlink:type="simple" xlink:href="#__RefHeading___Toc577_3545106889" text:style-name="Index_20_Link" text:visited-style-name="Index_20_Link">Axis<text:tab/>5</text:a></text:p>
          <text:p text:style-name="P10"><text:a xlink:type="simple" xlink:href="#__RefHeading___Toc579_3545106889" text:style-name="Index_20_Link" text:visited-style-name="Index_20_Link">Orientation<text:tab/>5</text:a></text:p>
          <text:p text:style-name="P10"><text:a xlink:type="simple" xlink:href="#__RefHeading___Toc581_3545106889" text:style-name="Index_20_Link" text:visited-style-name="Index_20_Link">Proportional editing<text:tab/>5</text:a></text:p>
          <text:p text:style-name="P11"><text:a xlink:type="simple" xlink:href="#__RefHeading___Toc1579_176334646911" text:style-name="Index_20_Link" text:visited-style-name="Index_20_Link">Proportional Falloff<text:tab/>5</text:a></text:p>
          <text:p text:style-name="P11"><text:a xlink:type="simple" xlink:href="#__RefHeading___Toc1545_150204374711" text:style-name="Index_20_Link" text:visited-style-name="Index_20_Link">Proportional Size<text:tab/>5</text:a></text:p>
          <text:p text:style-name="P11"><text:a xlink:type="simple" xlink:href="#__RefHeading___Toc1581_176334646911" text:style-name="Index_20_Link" text:visited-style-name="Index_20_Link">Connected<text:tab/>5</text:a></text:p>
          <text:p text:style-name="P11"><text:a xlink:type="simple" xlink:href="#__RefHeading___Toc1583_176334646911" text:style-name="Index_20_Link" text:visited-style-name="Index_20_Link">Projected(2D)<text:tab/>5</text:a></text:p>
          <text:p text:style-name="P8"><text:a xlink:type="simple" xlink:href="#__RefHeading___Toc622_320583600" text:style-name="Index_20_Link" text:visited-style-name="Index_20_Link">Scale<text:tab/>5</text:a></text:p>
          <text:p text:style-name="P9"><text:a xlink:type="simple" xlink:href="#__RefHeading___Toc2416_983040606" text:style-name="Index_20_Link" text:visited-style-name="Index_20_Link">Last Operator Resize<text:tab/>6</text:a></text:p>
          <text:p text:style-name="P10"><text:a xlink:type="simple" xlink:href="#__RefHeading___Toc17263_1184479374111" text:style-name="Index_20_Link" text:visited-style-name="Index_20_Link">Angle<text:tab/>6</text:a></text:p>
          <text:p text:style-name="P10"><text:a xlink:type="simple" xlink:href="#__RefHeading___Toc577_35451068891" text:style-name="Index_20_Link" text:visited-style-name="Index_20_Link">Axis<text:tab/>6</text:a></text:p>
          <text:p text:style-name="P10"><text:a xlink:type="simple" xlink:href="#__RefHeading___Toc579_35451068891" text:style-name="Index_20_Link" text:visited-style-name="Index_20_Link">Orientation<text:tab/>6</text:a></text:p>
          <text:p text:style-name="P10"><text:a xlink:type="simple" xlink:href="#__RefHeading___Toc581_35451068891" text:style-name="Index_20_Link" text:visited-style-name="Index_20_Link">Proportional editing<text:tab/>6</text:a></text:p>
          <text:p text:style-name="P11"><text:a xlink:type="simple" xlink:href="#__RefHeading___Toc1579_1763346469111" text:style-name="Index_20_Link" text:visited-style-name="Index_20_Link">Proportional Falloff<text:tab/>6</text:a></text:p>
          <text:p text:style-name="P11"><text:a xlink:type="simple" xlink:href="#__RefHeading___Toc1545_1502043747111" text:style-name="Index_20_Link" text:visited-style-name="Index_20_Link">Proportional Size<text:tab/>6</text:a></text:p>
          <text:p text:style-name="P11"><text:a xlink:type="simple" xlink:href="#__RefHeading___Toc1581_1763346469111" text:style-name="Index_20_Link" text:visited-style-name="Index_20_Link">Connected<text:tab/>6</text:a></text:p>
          <text:p text:style-name="P11"><text:a xlink:type="simple" xlink:href="#__RefHeading___Toc1583_1763346469111" text:style-name="Index_20_Link" text:visited-style-name="Index_20_Link">Projected(2D)<text:tab/>6</text:a></text:p>
          <text:p text:style-name="P7"><text:a xlink:type="simple" xlink:href="#__RefHeading___Toc624_320583600" text:style-name="Index_20_Link" text:visited-style-name="Index_20_Link">Snap<text:tab/>6</text:a></text:p>
          <text:p text:style-name="P8"><text:a xlink:type="simple" xlink:href="#__RefHeading___Toc2418_983040606" text:style-name="Index_20_Link" text:visited-style-name="Index_20_Link">Last Operator Snap Keys<text:tab/>6</text:a></text:p>
          <text:p text:style-name="P9"><text:a xlink:type="simple" xlink:href="#__RefHeading___Toc17263_11844793741111" text:style-name="Index_20_Link" text:visited-style-name="Index_20_Link">Type<text:tab/>6</text:a></text:p>
          <text:p text:style-name="P7"><text:a xlink:type="simple" xlink:href="#__RefHeading___Toc626_320583600" text:style-name="Index_20_Link" text:visited-style-name="Index_20_Link">Mirror<text:tab/>7</text:a></text:p>
          <text:p text:style-name="P8"><text:a xlink:type="simple" xlink:href="#__RefHeading___Toc2420_983040606" text:style-name="Index_20_Link" text:visited-style-name="Index_20_Link">Last Operator Mirror Keys<text:tab/>7</text:a></text:p>
          <text:p text:style-name="P9"><text:a xlink:type="simple" xlink:href="#__RefHeading___Toc17263_118447937411111" text:style-name="Index_20_Link" text:visited-style-name="Index_20_Link">Type<text:tab/>7</text:a></text:p>
          <text:p text:style-name="P7"><text:a xlink:type="simple" xlink:href="#__RefHeading___Toc182_2983988319" text:style-name="Index_20_Link" text:visited-style-name="Index_20_Link"><text:soft-page-break/>Insert Keyframes<text:tab/>7</text:a></text:p>
          <text:p text:style-name="P8"><text:a xlink:type="simple" xlink:href="#__RefHeading___Toc910_1132706634" text:style-name="Index_20_Link" text:visited-style-name="Index_20_Link">Last Operator Insert Keyframes<text:tab/>7</text:a></text:p>
          <text:p text:style-name="P9"><text:a xlink:type="simple" xlink:href="#__RefHeading___Toc17263_1184479374111111" text:style-name="Index_20_Link" text:visited-style-name="Index_20_Link">Type<text:tab/>7</text:a></text:p>
          <text:p text:style-name="P7"><text:a xlink:type="simple" xlink:href="#__RefHeading___Toc184_2983988319" text:style-name="Index_20_Link" text:visited-style-name="Index_20_Link">Jump to Keyframes<text:tab/>7</text:a></text:p>
          <text:p text:style-name="P7"><text:a xlink:type="simple" xlink:href="#__RefHeading___Toc186_2983988319" text:style-name="Index_20_Link" text:visited-style-name="Index_20_Link">Copy Keyframes<text:tab/>7</text:a></text:p>
          <text:p text:style-name="P7"><text:a xlink:type="simple" xlink:href="#__RefHeading___Toc188_2983988319" text:style-name="Index_20_Link" text:visited-style-name="Index_20_Link">Paste Keyframes<text:tab/>7</text:a></text:p>
          <text:p text:style-name="P7"><text:a xlink:type="simple" xlink:href="#__RefHeading___Toc190_2983988319" text:style-name="Index_20_Link" text:visited-style-name="Index_20_Link">Paste Flipped<text:tab/>7</text:a></text:p>
          <text:p text:style-name="P8"><text:a xlink:type="simple" xlink:href="#__RefHeading___Toc912_1132706634" text:style-name="Index_20_Link" text:visited-style-name="Index_20_Link">Last Operator Paste Keyframes / Flipped<text:tab/>7</text:a></text:p>
          <text:p text:style-name="P9"><text:a xlink:type="simple" xlink:href="#__RefHeading___Toc914_1132706634" text:style-name="Index_20_Link" text:visited-style-name="Index_20_Link">Offset<text:tab/>7</text:a></text:p>
          <text:p text:style-name="P9"><text:a xlink:type="simple" xlink:href="#__RefHeading___Toc17263_11844793741111111" text:style-name="Index_20_Link" text:visited-style-name="Index_20_Link">Type<text:tab/>7</text:a></text:p>
          <text:p text:style-name="P9"><text:a xlink:type="simple" xlink:href="#__RefHeading___Toc916_1132706634" text:style-name="Index_20_Link" text:visited-style-name="Index_20_Link">Flipped<text:tab/>8</text:a></text:p>
          <text:p text:style-name="P7"><text:a xlink:type="simple" xlink:href="#__RefHeading___Toc192_2983988319" text:style-name="Index_20_Link" text:visited-style-name="Index_20_Link">Duplicate<text:tab/>8</text:a></text:p>
          <text:p text:style-name="P8"><text:a xlink:type="simple" xlink:href="#__RefHeading___Toc918_1132706634" text:style-name="Index_20_Link" text:visited-style-name="Index_20_Link">Last Operator Duplicate<text:tab/>8</text:a></text:p>
          <text:p text:style-name="P9"><text:a xlink:type="simple" xlink:href="#__RefHeading___Toc920_1132706634" text:style-name="Index_20_Link" text:visited-style-name="Index_20_Link">Mode<text:tab/>8</text:a></text:p>
          <text:p text:style-name="P9"><text:a xlink:type="simple" xlink:href="#__RefHeading___Toc922_1132706634" text:style-name="Index_20_Link" text:visited-style-name="Index_20_Link">Values X / Y<text:tab/>8</text:a></text:p>
          <text:p text:style-name="P9"><text:a xlink:type="simple" xlink:href="#__RefHeading___Toc924_1132706634" text:style-name="Index_20_Link" text:visited-style-name="Index_20_Link">Axis<text:tab/>8</text:a></text:p>
          <text:p text:style-name="P9"><text:a xlink:type="simple" xlink:href="#__RefHeading___Toc926_1132706634" text:style-name="Index_20_Link" text:visited-style-name="Index_20_Link">Orientation<text:tab/>8</text:a></text:p>
          <text:p text:style-name="P9"><text:a xlink:type="simple" xlink:href="#__RefHeading___Toc928_1132706634" text:style-name="Index_20_Link" text:visited-style-name="Index_20_Link">Proportional editing<text:tab/>8</text:a></text:p>
          <text:p text:style-name="P10"><text:a xlink:type="simple" xlink:href="#__RefHeading___Toc1579_17633464691111" text:style-name="Index_20_Link" text:visited-style-name="Index_20_Link">Proportional Falloff<text:tab/>8</text:a></text:p>
          <text:p text:style-name="P10"><text:a xlink:type="simple" xlink:href="#__RefHeading___Toc1545_15020437471111" text:style-name="Index_20_Link" text:visited-style-name="Index_20_Link">Proportional Size<text:tab/>8</text:a></text:p>
          <text:p text:style-name="P10"><text:a xlink:type="simple" xlink:href="#__RefHeading___Toc1581_17633464691111" text:style-name="Index_20_Link" text:visited-style-name="Index_20_Link">Connected<text:tab/>8</text:a></text:p>
          <text:p text:style-name="P10"><text:a xlink:type="simple" xlink:href="#__RefHeading___Toc1583_17633464691111" text:style-name="Index_20_Link" text:visited-style-name="Index_20_Link">Projected(2D)<text:tab/>8</text:a></text:p>
          <text:p text:style-name="P7"><text:a xlink:type="simple" xlink:href="#__RefHeading___Toc194_2983988319" text:style-name="Index_20_Link" text:visited-style-name="Index_20_Link">Delete Keyframes<text:tab/>8</text:a></text:p>
          <text:p text:style-name="P7"><text:a xlink:type="simple" xlink:href="#__RefHeading___Toc930_1132706634" text:style-name="Index_20_Link" text:visited-style-name="Index_20_Link">Decimate (Ratio)<text:tab/>9</text:a></text:p>
          <text:p text:style-name="P7"><text:a xlink:type="simple" xlink:href="#__RefHeading___Toc932_1132706634" text:style-name="Index_20_Link" text:visited-style-name="Index_20_Link">Decimate (Allowed Change)<text:tab/>9</text:a></text:p>
          <text:p text:style-name="P8"><text:a xlink:type="simple" xlink:href="#__RefHeading___Toc934_1132706634" text:style-name="Index_20_Link" text:visited-style-name="Index_20_Link">Last Operator Decimate Keyframes<text:tab/>9</text:a></text:p>
          <text:p text:style-name="P9"><text:a xlink:type="simple" xlink:href="#__RefHeading___Toc936_1132706634" text:style-name="Index_20_Link" text:visited-style-name="Index_20_Link">Mode<text:tab/>9</text:a></text:p>
          <text:p text:style-name="P9"><text:a xlink:type="simple" xlink:href="#__RefHeading___Toc938_1132706634" text:style-name="Index_20_Link" text:visited-style-name="Index_20_Link">Remove or Max Error Margin<text:tab/>9</text:a></text:p>
          <text:p text:style-name="P7"><text:a xlink:type="simple" xlink:href="#__RefHeading___Toc198_2983988319" text:style-name="Index_20_Link" text:visited-style-name="Index_20_Link">Clean Keyframes<text:tab/>9</text:a></text:p>
          <text:p text:style-name="P7"><text:a xlink:type="simple" xlink:href="#__RefHeading___Toc200_2983988319" text:style-name="Index_20_Link" text:visited-style-name="Index_20_Link">Clean Channels<text:tab/>9</text:a></text:p>
          <text:p text:style-name="P8"><text:a xlink:type="simple" xlink:href="#__RefHeading___Toc940_1132706634" text:style-name="Index_20_Link" text:visited-style-name="Index_20_Link">Last Operator Clean Keyframes<text:tab/>9</text:a></text:p>
          <text:p text:style-name="P9"><text:a xlink:type="simple" xlink:href="#__RefHeading___Toc942_1132706634" text:style-name="Index_20_Link" text:visited-style-name="Index_20_Link">Threshold<text:tab/>9</text:a></text:p>
          <text:p text:style-name="P9"><text:a xlink:type="simple" xlink:href="#__RefHeading___Toc944_1132706634" text:style-name="Index_20_Link" text:visited-style-name="Index_20_Link">Channels<text:tab/>9</text:a></text:p>
          <text:p text:style-name="P7"><text:a xlink:type="simple" xlink:href="#__RefHeading___Toc946_1132706634" text:style-name="Index_20_Link" text:visited-style-name="Index_20_Link">Smooth Keys<text:tab/>9</text:a></text:p>
          <text:p text:style-name="P7"><text:a xlink:type="simple" xlink:href="#__RefHeading___Toc202_2983988319" text:style-name="Index_20_Link" text:visited-style-name="Index_20_Link">Sample Keyframes<text:tab/>9</text:a></text:p>
          <text:p text:style-name="P7"><text:a xlink:type="simple" xlink:href="#__RefHeading___Toc948_1132706634" text:style-name="Index_20_Link" text:visited-style-name="Index_20_Link">Bake Curve<text:tab/>9</text:a></text:p>
          <text:p text:style-name="P7"><text:a xlink:type="simple" xlink:href="#__RefHeading___Toc950_1132706634" text:style-name="Index_20_Link" text:visited-style-name="Index_20_Link">Discontinuity (Euler) Filter<text:tab/>10</text:a></text:p>
        </text:index-body>
      </text:table-of-content>
      <text:p text:style-name="P16"/>
      <table:table table:name="Tabelle22" table:style-name="Tabelle22">
        <table:table-column table:style-name="Tabelle22.A"/>
        <table:table-row>
          <table:table-cell table:style-name="Tabelle22.A1" office:value-type="string">
            <text:h text:style-name="P18" text:outline-level="1"><text:bookmark-start text:name="__RefHeading___Toc3654_4126228218"/><text:span text:style-name="T13">Drivers</text:span> Editor - Key Menu<text:bookmark-end text:name="__RefHeading___Toc3654_4126228218"/></text:h>
          </table:table-cell>
        </table:table-row>
      </table:table>
      <text:p text:style-name="Standard"><draw:frame draw:style-name="fr2" draw:name="Bild8" text:anchor-type="paragraph" svg:x="5.9882in" svg:y="0.1209in" svg:width="1.3744in" svg:height="3.2008in" draw:z-index="0"><draw:image xlink:href="Pictures/10000001000000CE000001E08FA88D5764CA046B.png" xlink:type="simple" xlink:show="embed" xlink:actuate="onLoad" draw:mime-type="image/png"/></draw:frame></text:p>
      <text:p text:style-name="Standard">This menu contains functionality to manage the keyframes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Horizontal_20_Line"/>
      <text:h text:style-name="Heading_20_2" text:outline-level="2"><draw:frame draw:style-name="fr3" draw:name="Bild1" text:anchor-type="paragraph" svg:width="2.7445in" svg:height="0.5665in" draw:z-index="1"><draw:image xlink:href="Pictures/100000010000019C00000055BA7AD99432FBEAB5.png" xlink:type="simple" xlink:show="embed" xlink:actuate="onLoad" draw:mime-type="image/png"/></draw:frame><text:bookmark-start text:name="__RefHeading___Toc614_320583600"/>Transform<text:bookmark-end text:name="__RefHeading___Toc614_320583600"/></text:h>
      <text:h text:style-name="Heading_20_3" text:outline-level="3"><text:bookmark-start text:name="__RefHeading___Toc616_320583600"/>Grab/Move<text:bookmark-end text:name="__RefHeading___Toc616_320583600"/></text:h>
      <text:p text:style-name="Text_20_body">Moves the selected keyframe(s).</text:p>
      <text:h text:style-name="Heading_20_4" text:outline-level="4"><draw:frame draw:style-name="fr1" draw:name="Bild21" text:anchor-type="paragraph" svg:y="0.1634in" svg:width="1.8661in" svg:height="0.9689in" draw:z-index="6"><draw:image xlink:href="Pictures/100000010000011800000091D1793B31FB53C991.png" xlink:type="simple" xlink:show="embed" xlink:actuate="onLoad" draw:mime-type="image/png"/></draw:frame><text:bookmark-start text:name="__RefHeading___Toc2404_983040606"/>Last Operator Move<text:bookmark-end text:name="__RefHeading___Toc2404_983040606"/></text:h>
      <text:h text:style-name="Heading_20_5" text:outline-level="5"><text:bookmark-start text:name="__RefHeading___Toc17263_1184479374"/>Move X, Y Z<text:bookmark-end text:name="__RefHeading___Toc17263_1184479374"/></text:h>
      <text:p text:style-name="Text_20_body">The position. Attention, the actual world orientation and rotation does not matter here. It always starts with a value of zero, and moves relative to this zero then. For the actual location values have a look in the sidebar in the transform panel.</text:p>
      <text:h text:style-name="Heading_20_5" text:outline-level="5"><text:bookmark-start text:name="__RefHeading___Toc563_3545106889"/>Orientation<text:bookmark-end text:name="__RefHeading___Toc563_3545106889"/></text:h>
      <text:p text:style-name="Text_20_body"><draw:frame draw:style-name="fr1" draw:name="Bild22" text:anchor-type="paragraph" svg:y="0.0291in" svg:width="0.7681in" svg:height="1.339in" draw:z-index="7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2" draw:name="Bild20" text:anchor-type="paragraph" svg:x="5.4992in" svg:y="0.1154in" svg:width="1.8465in" svg:height="0.7598in" draw:z-index="8"><draw:image xlink:href="Pictures/10000001000001150000007261FA3AE44A7359DE.png" xlink:type="simple" xlink:show="embed" xlink:actuate="onLoad" draw:mime-type="image/png"/></draw:frame><text:bookmark-start text:name="__RefHeading___Toc2406_983040606"/>Proportional editing<text:bookmark-end text:name="__RefHeading___Toc2406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"/>Proportional Falloff<text:bookmark-end text:name="__RefHeading___Toc1579_1763346469"/></text:h>
      <text:p text:style-name="Text_20_body">Adjust the falloff methods.</text:p>
      <text:h text:style-name="Heading_20_6" text:outline-level="6"><text:bookmark-start text:name="__RefHeading___Toc1545_1502043747"/><text:soft-page-break/>Proportional Size<text:bookmark-end text:name="__RefHeading___Toc1545_1502043747"/></text:h>
      <text:p text:style-name="Standard">See and adjust the falloff radius.</text:p>
      <text:p text:style-name="Standard"/>
      <text:h text:style-name="Heading_20_6" text:outline-level="6"><text:bookmark-start text:name="__RefHeading___Toc1581_1763346469"/>Connected<text:bookmark-end text:name="__RefHeading___Toc1581_1763346469"/></text:h>
      <text:p text:style-name="Text_20_body">The proportional falloff gets calculated for connected parts only.</text:p>
      <text:h text:style-name="Heading_20_6" text:outline-level="6"><text:bookmark-start text:name="__RefHeading___Toc1583_1763346469"/>Projected(2D)<text:bookmark-end text:name="__RefHeading___Toc1583_1763346469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18_320583600"/>Extend<text:bookmark-end text:name="__RefHeading___Toc618_320583600"/></text:h>
      <text:p text:style-name="Text_20_body">Moves the last keyframes of the selection.</text:p>
      <text:h text:style-name="Heading_20_4" text:outline-level="4"><draw:frame draw:style-name="fr1" draw:name="Bild7" text:anchor-type="paragraph" svg:y="0.1634in" svg:width="1.8583in" svg:height="1.252in" draw:z-index="9"><draw:image xlink:href="Pictures/1000000100000117000000BCCA8A103100AA1791.png" xlink:type="simple" xlink:show="embed" xlink:actuate="onLoad" draw:mime-type="image/png"/></draw:frame><text:bookmark-start text:name="__RefHeading___Toc2408_983040606"/>Last Operator Transform<text:bookmark-end text:name="__RefHeading___Toc2408_983040606"/></text:h>
      <text:h text:style-name="Heading_20_5" text:outline-level="5"><text:bookmark-start text:name="__RefHeading___Toc17263_11844793741"/>Values X, Y Z, W<text:bookmark-end text:name="__RefHeading___Toc17263_11844793741"/></text:h>
      <text:p text:style-name="Text_20_body">The new position. </text:p>
      <text:h text:style-name="Heading_20_5" text:outline-level="5"><text:bookmark-start text:name="__RefHeading___Toc2410_983040606"/>Axis<text:bookmark-end text:name="__RefHeading___Toc2410_983040606"/></text:h>
      <text:p text:style-name="Text_20_body">Which axis to transform.</text:p>
      <text:h text:style-name="Heading_20_5" text:outline-level="5"><text:bookmark-start text:name="__RefHeading___Toc563_35451068891"/>Orientation<text:bookmark-end text:name="__RefHeading___Toc563_35451068891"/></text:h>
      <text:p text:style-name="Text_20_body"><draw:frame draw:style-name="fr1" draw:name="Bild9" text:anchor-type="paragraph" svg:y="0.0291in" svg:width="0.7681in" svg:height="1.339in" draw:z-index="10"><draw:image xlink:href="Pictures/1000000100000073000000C958C1E9F8D1D7B250.png" xlink:type="simple" xlink:show="embed" xlink:actuate="onLoad" draw:mime-type="image/png"/></draw:frame>The widget can have different orientations. The menu items should be self explaining.</text:p>
      <text:p text:style-name="Text_20_body"/>
      <text:p text:style-name="Text_20_body"/>
      <text:p text:style-name="Text_20_body"/>
      <text:p text:style-name="Text_20_body"/>
      <text:h text:style-name="Heading_20_5" text:outline-level="5"><draw:frame draw:style-name="fr2" draw:name="Bild10" text:anchor-type="paragraph" svg:x="5.4992in" svg:y="0.1154in" svg:width="1.8465in" svg:height="0.7598in" draw:z-index="11"><draw:image xlink:href="Pictures/10000001000001150000007261FA3AE44A7359DE.png" xlink:type="simple" xlink:show="embed" xlink:actuate="onLoad" draw:mime-type="image/png"/></draw:frame><text:bookmark-start text:name="__RefHeading___Toc2412_983040606"/>Proportional editing<text:bookmark-end text:name="__RefHeading___Toc2412_983040606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"/>Proportional Falloff<text:bookmark-end text:name="__RefHeading___Toc1579_17633464691"/></text:h>
      <text:p text:style-name="Text_20_body">Adjust the falloff methods.</text:p>
      <text:h text:style-name="Heading_20_6" text:outline-level="6"><text:bookmark-start text:name="__RefHeading___Toc1545_15020437471"/>Proportional Size<text:bookmark-end text:name="__RefHeading___Toc1545_15020437471"/></text:h>
      <text:p text:style-name="Standard">See and adjust the falloff radius.</text:p>
      <text:p text:style-name="Standard"/>
      <text:h text:style-name="Heading_20_6" text:outline-level="6"><text:bookmark-start text:name="__RefHeading___Toc1581_17633464691"/>Connected<text:bookmark-end text:name="__RefHeading___Toc1581_17633464691"/></text:h>
      <text:p text:style-name="Text_20_body">The proportional falloff gets calculated for connected parts only.</text:p>
      <text:h text:style-name="Heading_20_6" text:outline-level="6"><text:bookmark-start text:name="__RefHeading___Toc1583_17633464691"/>Projected(2D)<text:bookmark-end text:name="__RefHeading___Toc1583_17633464691"/></text:h>
      <text:p text:style-name="Text_20_body">The proportional falloff gets calculated in the screen space. Depth doesn't play a role. When it's in the radius, then it gets calculated.</text:p>
      <text:p text:style-name="Horizontal_20_Line"><text:soft-page-break/></text:p>
      <text:h text:style-name="Heading_20_3" text:outline-level="3"><text:bookmark-start text:name="__RefHeading___Toc620_320583600"/>Rotate<text:bookmark-end text:name="__RefHeading___Toc620_320583600"/></text:h>
      <text:p text:style-name="Text_20_body">Rotates the selection.</text:p>
      <text:h text:style-name="Heading_20_4" text:outline-level="4"><draw:frame draw:style-name="fr1" draw:name="Bild24" text:anchor-type="paragraph" svg:y="0.1634in" svg:width="1.8744in" svg:height="0.839in" draw:z-index="13"><draw:image xlink:href="Pictures/10000001000001190000007EA25B1B3ADE582048.png" xlink:type="simple" xlink:show="embed" xlink:actuate="onLoad" draw:mime-type="image/png"/></draw:frame><text:bookmark-start text:name="__RefHeading___Toc2414_983040606"/>Last Operator Rotate<text:bookmark-end text:name="__RefHeading___Toc2414_983040606"/></text:h>
      <text:h text:style-name="Heading_20_5" text:outline-level="5"><text:bookmark-start text:name="__RefHeading___Toc17263_118447937411"/>Angle<text:bookmark-end text:name="__RefHeading___Toc17263_1184479374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"/>Axis<text:bookmark-end text:name="__RefHeading___Toc577_3545106889"/></text:h>
      <text:p text:style-name="Text_20_body">Which axis to rotate.</text:p>
      <text:h text:style-name="Heading_20_5" text:outline-level="5"><draw:frame draw:style-name="fr2" draw:name="Bild25" text:anchor-type="paragraph" svg:x="6.5945in" svg:y="0.1098in" svg:width="0.7681in" svg:height="1.339in" draw:z-index="14"><draw:image xlink:href="Pictures/1000000100000073000000C958C1E9F8D1D7B250.png" xlink:type="simple" xlink:show="embed" xlink:actuate="onLoad" draw:mime-type="image/png"/></draw:frame><text:bookmark-start text:name="__RefHeading___Toc579_3545106889"/>Orientation<text:bookmark-end text:name="__RefHeading___Toc579_3545106889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2" draw:name="Bild23" text:anchor-type="paragraph" svg:x="5.4992in" svg:y="0.1154in" svg:width="1.8465in" svg:height="0.7598in" draw:z-index="12"><draw:image xlink:href="Pictures/10000001000001150000007261FA3AE44A7359DE.png" xlink:type="simple" xlink:show="embed" xlink:actuate="onLoad" draw:mime-type="image/png"/></draw:frame><text:bookmark-start text:name="__RefHeading___Toc581_3545106889"/>Proportional editing<text:bookmark-end text:name="__RefHeading___Toc581_3545106889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"/>Proportional Falloff<text:bookmark-end text:name="__RefHeading___Toc1579_176334646911"/></text:h>
      <text:p text:style-name="Text_20_body">Adjust the falloff methods.</text:p>
      <text:h text:style-name="Heading_20_6" text:outline-level="6"><text:bookmark-start text:name="__RefHeading___Toc1545_150204374711"/>Proportional Size<text:bookmark-end text:name="__RefHeading___Toc1545_150204374711"/></text:h>
      <text:p text:style-name="Standard">See and adjust the falloff radius.</text:p>
      <text:p text:style-name="Standard"/>
      <text:h text:style-name="Heading_20_6" text:outline-level="6"><text:bookmark-start text:name="__RefHeading___Toc1581_176334646911"/>Connected<text:bookmark-end text:name="__RefHeading___Toc1581_176334646911"/></text:h>
      <text:p text:style-name="Text_20_body">The proportional falloff gets calculated for connected parts only.</text:p>
      <text:h text:style-name="Heading_20_6" text:outline-level="6"><text:bookmark-start text:name="__RefHeading___Toc1583_176334646911"/>Projected(2D)<text:bookmark-end text:name="__RefHeading___Toc1583_1763346469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3" text:outline-level="3"><text:bookmark-start text:name="__RefHeading___Toc622_320583600"/>Scale<text:bookmark-end text:name="__RefHeading___Toc622_320583600"/></text:h>
      <text:p text:style-name="Text_20_body">Scales the selected keyframes. You need to have more than one keyframe selected.</text:p>
      <text:h text:style-name="Heading_20_4" text:outline-level="4"><draw:frame draw:style-name="fr1" draw:name="Bild31" text:anchor-type="paragraph" svg:y="0.1634in" svg:width="1.878in" svg:height="0.9602in" draw:z-index="16"><draw:image xlink:href="Pictures/100000010000011900000090A15767D70C34294F.png" xlink:type="simple" xlink:show="embed" xlink:actuate="onLoad" draw:mime-type="image/png"/></draw:frame><text:bookmark-start text:name="__RefHeading___Toc2416_983040606"/><text:soft-page-break/>Last Operator Resize<text:bookmark-end text:name="__RefHeading___Toc2416_983040606"/></text:h>
      <text:h text:style-name="Heading_20_5" text:outline-level="5"><text:bookmark-start text:name="__RefHeading___Toc17263_1184479374111"/>Angle<text:bookmark-end text:name="__RefHeading___Toc17263_1184479374111"/></text:h>
      <text:p text:style-name="Text_20_body">The rotation. Attention, the actual world orientation and rotation does not matter here. It always starts with a value of zero, and rotates relative to this zero then. For the actual rotation values have a look in the sidebar in the transform panel.</text:p>
      <text:h text:style-name="Heading_20_5" text:outline-level="5"><text:bookmark-start text:name="__RefHeading___Toc577_35451068891"/>Axis<text:bookmark-end text:name="__RefHeading___Toc577_35451068891"/></text:h>
      <text:p text:style-name="Text_20_body">Which axis to rotate.</text:p>
      <text:h text:style-name="Heading_20_5" text:outline-level="5"><draw:frame draw:style-name="fr1" draw:name="Bild32" text:anchor-type="paragraph" svg:y="0.1362in" svg:width="0.7681in" svg:height="1.339in" draw:z-index="17"><draw:image xlink:href="Pictures/1000000100000073000000C958C1E9F8D1D7B250.png" xlink:type="simple" xlink:show="embed" xlink:actuate="onLoad" draw:mime-type="image/png"/></draw:frame><text:bookmark-start text:name="__RefHeading___Toc579_35451068891"/>Orientation<text:bookmark-end text:name="__RefHeading___Toc579_35451068891"/></text:h>
      <text:p text:style-name="Text_20_body">The widget can have different orientations. The menu items should be self explaining.</text:p>
      <text:p text:style-name="Text_20_body"/>
      <text:p text:style-name="Text_20_body"/>
      <text:p text:style-name="Text_20_body"/>
      <text:h text:style-name="Heading_20_5" text:outline-level="5"><draw:frame draw:style-name="fr2" draw:name="Bild30" text:anchor-type="paragraph" svg:x="5.4992in" svg:y="0.1154in" svg:width="1.8465in" svg:height="0.7598in" draw:z-index="15"><draw:image xlink:href="Pictures/10000001000001150000007261FA3AE44A7359DE.png" xlink:type="simple" xlink:show="embed" xlink:actuate="onLoad" draw:mime-type="image/png"/></draw:frame><text:bookmark-start text:name="__RefHeading___Toc581_35451068891"/>Proportional editing<text:bookmark-end text:name="__RefHeading___Toc581_35451068891"/></text:h>
      <text:p text:style-name="Text_20_body">Enables proportional editing. Activating proportional editing reveals further settings.</text:p>
      <text:h text:style-name="Heading_20_6" text:outline-level="6"><text:bookmark-start text:name="__RefHeading___Toc1579_1763346469111"/>Proportional Falloff<text:bookmark-end text:name="__RefHeading___Toc1579_1763346469111"/></text:h>
      <text:p text:style-name="Text_20_body">Adjust the falloff methods.</text:p>
      <text:h text:style-name="Heading_20_6" text:outline-level="6"><text:bookmark-start text:name="__RefHeading___Toc1545_1502043747111"/>Proportional Size<text:bookmark-end text:name="__RefHeading___Toc1545_1502043747111"/></text:h>
      <text:p text:style-name="Standard">See and adjust the falloff radius.</text:p>
      <text:p text:style-name="Standard"/>
      <text:h text:style-name="Heading_20_6" text:outline-level="6"><text:bookmark-start text:name="__RefHeading___Toc1581_1763346469111"/>Connected<text:bookmark-end text:name="__RefHeading___Toc1581_1763346469111"/></text:h>
      <text:p text:style-name="Text_20_body">The proportional falloff gets calculated for connected parts only.</text:p>
      <text:h text:style-name="Heading_20_6" text:outline-level="6"><text:bookmark-start text:name="__RefHeading___Toc1583_1763346469111"/>Projected(2D)<text:bookmark-end text:name="__RefHeading___Toc1583_1763346469111"/></text:h>
      <text:p text:style-name="Text_20_body">The proportional falloff gets calculated in the screen space. Depth doesn't play a role. When it's in the radius, then it gets calculated.</text:p>
      <text:p text:style-name="Horizontal_20_Line"/>
      <text:h text:style-name="Heading_20_2" text:outline-level="2"><draw:frame draw:style-name="fr1" draw:name="Bild2" text:anchor-type="paragraph" svg:y="0.2028in" svg:width="2.752in" svg:height="0.8543in" draw:z-index="2"><draw:image xlink:href="Pictures/100000010000019D0000008034BB4E65A998122A.png" xlink:type="simple" xlink:show="embed" xlink:actuate="onLoad" draw:mime-type="image/png"/></draw:frame><text:bookmark-start text:name="__RefHeading___Toc624_320583600"/>Snap<text:bookmark-end text:name="__RefHeading___Toc624_320583600"/></text:h>
      <text:p text:style-name="Text_20_body">Snaps the selected keyframes by the chosen method.</text:p>
      <text:p text:style-name="Text_20_body"/>
      <text:h text:style-name="Heading_20_3" text:outline-level="3"><draw:frame draw:style-name="fr1" draw:name="Bild11" text:anchor-type="paragraph" svg:y="0.1634in" svg:width="1.878in" svg:height="0.4055in" draw:z-index="18"><draw:image xlink:href="Pictures/10000001000001190000003D2A4E6363628FE9B2.png" xlink:type="simple" xlink:show="embed" xlink:actuate="onLoad" draw:mime-type="image/png"/></draw:frame><text:bookmark-start text:name="__RefHeading___Toc2418_983040606"/>Last Operator Snap Keys<text:bookmark-end text:name="__RefHeading___Toc2418_983040606"/></text:h>
      <text:h text:style-name="Heading_20_4" text:outline-level="4"><text:bookmark-start text:name="__RefHeading___Toc17263_11844793741111"/>Type<text:bookmark-end text:name="__RefHeading___Toc17263_11844793741111"/></text:h>
      <text:p text:style-name="Text_20_body">Snaps the selected keyframes by the chosen method.</text:p>
      <text:h text:style-name="Heading_20_2" text:outline-level="2"><draw:frame draw:style-name="fr1" draw:name="Bild3" text:anchor-type="paragraph" svg:y="0.2728in" svg:width="2.972in" svg:height="0.7126in" draw:z-index="3"><draw:image xlink:href="Pictures/10000001000001BE0000006B4F81E749857B48B3.png" xlink:type="simple" xlink:show="embed" xlink:actuate="onLoad" draw:mime-type="image/png"/></draw:frame><text:bookmark-start text:name="__RefHeading___Toc626_320583600"/><text:soft-page-break/>Mirror<text:bookmark-end text:name="__RefHeading___Toc626_320583600"/></text:h>
      <text:p text:style-name="Text_20_body">Flips the selected keyframes over the current frame position.</text:p>
      <text:p text:style-name="Standard"/>
      <text:p text:style-name="Standard"/>
      <text:h text:style-name="Heading_20_3" text:outline-level="3"><draw:frame draw:style-name="fr1" draw:name="Bild12" text:anchor-type="paragraph" svg:y="0.1634in" svg:width="1.8661in" svg:height="0.4016in" draw:z-index="19"><draw:image xlink:href="Pictures/10000001000001180000003C07E730F138F4555E.png" xlink:type="simple" xlink:show="embed" xlink:actuate="onLoad" draw:mime-type="image/png"/></draw:frame><text:bookmark-start text:name="__RefHeading___Toc2420_983040606"/>Last Operator Mirror Keys<text:bookmark-end text:name="__RefHeading___Toc2420_983040606"/></text:h>
      <text:h text:style-name="Heading_20_4" text:outline-level="4"><text:bookmark-start text:name="__RefHeading___Toc17263_118447937411111"/>Type<text:bookmark-end text:name="__RefHeading___Toc17263_118447937411111"/></text:h>
      <text:p text:style-name="Text_20_body">Flips the selected keyframes over the current frame position by the chosen method.</text:p>
      <text:h text:style-name="Heading_20_2" text:outline-level="2"><draw:frame draw:style-name="fr1" draw:name="Bild5" text:anchor-type="paragraph" svg:y="0.2728in" svg:width="2.7799in" svg:height="0.661in" draw:z-index="4"><draw:image xlink:href="Pictures/10000001000001A10000006312F7AE9D8B38C94B.png" xlink:type="simple" xlink:show="embed" xlink:actuate="onLoad" draw:mime-type="image/png"/></draw:frame><text:bookmark-start text:name="__RefHeading___Toc182_2983988319"/>Insert Keyframes<text:bookmark-end text:name="__RefHeading___Toc182_2983988319"/></text:h>
      <text:p text:style-name="Text_20_body">Choose a method how to insert a new keyframe at the current frame position.</text:p>
      <text:h text:style-name="Heading_20_3" text:outline-level="3"><draw:frame draw:style-name="fr1" draw:name="Bild13" text:anchor-type="paragraph" svg:y="0.1634in" svg:width="1.8744in" svg:height="0.4252in" draw:z-index="20"><draw:image xlink:href="Pictures/1000000100000119000000406C0A56249FFF7FA8.png" xlink:type="simple" xlink:show="embed" xlink:actuate="onLoad" draw:mime-type="image/png"/></draw:frame><text:bookmark-start text:name="__RefHeading___Toc910_1132706634"/>Last Operator Insert Keyframes<text:bookmark-end text:name="__RefHeading___Toc910_1132706634"/></text:h>
      <text:h text:style-name="Heading_20_4" text:outline-level="4"><text:bookmark-start text:name="__RefHeading___Toc17263_1184479374111111"/>Type<text:bookmark-end text:name="__RefHeading___Toc17263_1184479374111111"/></text:h>
      <text:p text:style-name="Text_20_body">Choose a method how to insert a new keyframe at the current frame position.</text:p>
      <text:h text:style-name="Heading_20_2" text:outline-level="2"><text:bookmark-start text:name="__RefHeading___Toc184_2983988319"/>Jump to Keyframes<text:bookmark-end text:name="__RefHeading___Toc184_2983988319"/></text:h>
      <text:p text:style-name="Text_20_body">Sets the frame marker at the average position of the currently selected keyframes. </text:p>
      <text:h text:style-name="Heading_20_2" text:outline-level="2"><text:bookmark-start text:name="__RefHeading___Toc186_2983988319"/>Copy Keyframes<text:bookmark-end text:name="__RefHeading___Toc186_2983988319"/></text:h>
      <text:p text:style-name="Text_20_body">Copy selected keyframes.</text:p>
      <text:h text:style-name="Heading_20_2" text:outline-level="2"><text:bookmark-start text:name="__RefHeading___Toc188_2983988319"/>Paste Keyframes<text:bookmark-end text:name="__RefHeading___Toc188_2983988319"/></text:h>
      <text:p text:style-name="Text_20_body">Pastes copied keyframes.</text:p>
      <text:h text:style-name="Heading_20_2" text:outline-level="2"><text:bookmark-start text:name="__RefHeading___Toc190_2983988319"/>Paste Flipped<text:bookmark-end text:name="__RefHeading___Toc190_2983988319"/></text:h>
      <text:p text:style-name="Text_20_body">Pastes copied keyframes, but flipped.</text:p>
      <text:h text:style-name="Heading_20_3" text:outline-level="3"><draw:frame draw:style-name="fr2" draw:name="Bild14" text:anchor-type="paragraph" svg:x="5.4965in" svg:y="0.0528in" svg:width="1.8661in" svg:height="0.6929in" draw:z-index="21"><draw:image xlink:href="Pictures/100000010000011800000068332E1AEDC93A8B1F.png" xlink:type="simple" xlink:show="embed" xlink:actuate="onLoad" draw:mime-type="image/png"/></draw:frame><text:bookmark-start text:name="__RefHeading___Toc912_1132706634"/>Last Operator Paste Keyframes / Flipped<text:bookmark-end text:name="__RefHeading___Toc912_1132706634"/></text:h>
      <text:p text:style-name="Text_20_body"/>
      <text:h text:style-name="Heading_20_4" text:outline-level="4"><draw:frame draw:style-name="fr1" draw:name="Bild15" text:anchor-type="paragraph" svg:y="0.1634in" svg:width="1.0591in" svg:height="0.8346in" draw:z-index="22"><draw:image xlink:href="Pictures/100000010000009F0000007DAA30EE203D380F76.png" xlink:type="simple" xlink:show="embed" xlink:actuate="onLoad" draw:mime-type="image/png"/></draw:frame><text:bookmark-start text:name="__RefHeading___Toc914_1132706634"/>Offset<text:bookmark-end text:name="__RefHeading___Toc914_1132706634"/></text:h>
      <text:p text:style-name="P12">Define an offset for the paste position.</text:p>
      <text:p text:style-name="P12"/>
      <text:h text:style-name="Heading_20_4" text:outline-level="4"><draw:frame draw:style-name="fr1" draw:name="Bild16" text:anchor-type="paragraph" svg:y="0.1634in" svg:width="1.161in" svg:height="0.8465in" draw:z-index="23"><draw:image xlink:href="Pictures/10000001000000AE0000007F0C4A345A46949746.png" xlink:type="simple" xlink:show="embed" xlink:actuate="onLoad" draw:mime-type="image/png"/></draw:frame><text:bookmark-start text:name="__RefHeading___Toc17263_11844793741111111"/>Type<text:bookmark-end text:name="__RefHeading___Toc17263_11844793741111111"/></text:h>
      <text:p text:style-name="Text_20_body">Choose a method how to <text:span text:style-name="T14">paste the copied keyframes.</text:span></text:p>
      <text:h text:style-name="Heading_20_4" text:outline-level="4"><text:bookmark-start text:name="__RefHeading___Toc916_1132706634"/><text:soft-page-break/>Flipped<text:bookmark-end text:name="__RefHeading___Toc916_1132706634"/></text:h>
      <text:p text:style-name="P12">Pastes keyframes from mirrored bones if they exists.</text:p>
      <text:h text:style-name="Heading_20_2" text:outline-level="2"><text:bookmark-start text:name="__RefHeading___Toc192_2983988319"/>Duplicate <text:bookmark-end text:name="__RefHeading___Toc192_2983988319"/></text:h>
      <text:p text:style-name="Text_20_body">Duplicate selected keyframes.</text:p>
      <text:h text:style-name="P20" text:outline-level="3"><draw:frame draw:style-name="fr2" draw:name="Bild17" text:anchor-type="paragraph" svg:x="5.4965in" svg:y="0.0528in" svg:width="1.8661in" svg:height="1.4016in" draw:z-index="24"><draw:image xlink:href="Pictures/1000000100000118000000D21A93423777AA5AB8.png" xlink:type="simple" xlink:show="embed" xlink:actuate="onLoad" draw:mime-type="image/png"/></draw:frame><text:bookmark-start text:name="__RefHeading___Toc918_1132706634"/>Last Operator <text:span text:style-name="T12">Duplicate</text:span><text:bookmark-end text:name="__RefHeading___Toc918_1132706634"/></text:h>
      <text:h text:style-name="Heading_20_4" text:outline-level="4"><text:bookmark-start text:name="__RefHeading___Toc920_1132706634"/>Mode<text:bookmark-end text:name="__RefHeading___Toc920_1132706634"/></text:h>
      <text:h text:style-name="Heading_20_4" text:outline-level="4"><text:bookmark-start text:name="__RefHeading___Toc922_1132706634"/>Values X / Y<text:bookmark-end text:name="__RefHeading___Toc922_1132706634"/></text:h>
      <text:p text:style-name="P12">The x and y values for the pasted keyframes. Note that these values starts at the position of the original copied keyframe. These values are relative.</text:p>
      <text:p text:style-name="P13">Values Z and W have no effect here.</text:p>
      <text:h text:style-name="Heading_20_4" text:outline-level="4"><text:bookmark-start text:name="__RefHeading___Toc924_1132706634"/>Axis<text:bookmark-end text:name="__RefHeading___Toc924_1132706634"/></text:h>
      <text:p text:style-name="P12">These values have no effect.</text:p>
      <text:h text:style-name="Heading_20_4" text:outline-level="4"><text:bookmark-start text:name="__RefHeading___Toc926_1132706634"/>Orientation<text:bookmark-end text:name="__RefHeading___Toc926_1132706634"/></text:h>
      <text:p text:style-name="P12">These values have no effect.</text:p>
      <text:h text:style-name="Heading_20_4" text:outline-level="4"><draw:frame draw:style-name="fr2" draw:name="Bild18" text:anchor-type="paragraph" svg:x="5.4992in" svg:y="0.1154in" svg:width="1.8465in" svg:height="0.7598in" draw:z-index="25"><draw:image xlink:href="Pictures/10000001000001150000007261FA3AE44A7359DE.png" xlink:type="simple" xlink:show="embed" xlink:actuate="onLoad" draw:mime-type="image/png"/></draw:frame><text:bookmark-start text:name="__RefHeading___Toc928_1132706634"/>Proportional editing<text:bookmark-end text:name="__RefHeading___Toc928_1132706634"/></text:h>
      <text:p text:style-name="P5">Enables proportional editing. Activating proportional editing reveals further settings.</text:p>
      <text:h text:style-name="Heading_20_5" text:outline-level="5"><text:bookmark-start text:name="__RefHeading___Toc1579_17633464691111"/>Proportional Falloff<text:bookmark-end text:name="__RefHeading___Toc1579_17633464691111"/></text:h>
      <text:p text:style-name="P5">Adjust the falloff methods.</text:p>
      <text:h text:style-name="Heading_20_5" text:outline-level="5"><text:bookmark-start text:name="__RefHeading___Toc1545_15020437471111"/>Proportional Size<text:bookmark-end text:name="__RefHeading___Toc1545_15020437471111"/></text:h>
      <text:p text:style-name="P3">See and adjust the falloff radius.</text:p>
      <text:p text:style-name="P3"/>
      <text:h text:style-name="Heading_20_5" text:outline-level="5"><text:bookmark-start text:name="__RefHeading___Toc1581_17633464691111"/>Connected<text:bookmark-end text:name="__RefHeading___Toc1581_17633464691111"/></text:h>
      <text:p text:style-name="P5">The proportional falloff gets calculated for connected parts only.</text:p>
      <text:h text:style-name="Heading_20_5" text:outline-level="5"><text:bookmark-start text:name="__RefHeading___Toc1583_17633464691111"/>Projected(2D)<text:bookmark-end text:name="__RefHeading___Toc1583_17633464691111"/></text:h>
      <text:p text:style-name="P5">The proportional falloff gets calculated in the screen space. Depth doesn't play a role. When it's in the radius, then it gets calculated.</text:p>
      <text:p text:style-name="P4"/>
      <text:h text:style-name="Heading_20_2" text:outline-level="2"><text:bookmark-start text:name="__RefHeading___Toc194_2983988319"/>Delete Keyframes<text:bookmark-end text:name="__RefHeading___Toc194_2983988319"/></text:h>
      <text:p text:style-name="Text_20_body">Deletes selected keyframes<text:span text:style-name="T14">.</text:span></text:p>
      <text:h text:style-name="P19" text:outline-level="2"><text:bookmark-start text:name="__RefHeading___Toc930_1132706634"/><text:soft-page-break/>Decimate (Ratio)<text:bookmark-end text:name="__RefHeading___Toc930_1132706634"/></text:h>
      <text:p text:style-name="P13">Decimate F-Curves by removing keyframes that that has the least influence to the curve shape.</text:p>
      <text:h text:style-name="Heading_20_2" text:outline-level="2"><text:bookmark-start text:name="__RefHeading___Toc932_1132706634"/>Decimate (Allowed Change)<text:bookmark-end text:name="__RefHeading___Toc932_1132706634"/></text:h>
      <text:p text:style-name="P13">Decimate F-Curves by specifying how much it can derivate from the original curve.</text:p>
      <text:h text:style-name="Heading_20_3" text:outline-level="3"><draw:frame draw:style-name="fr2" draw:name="Bild4" text:anchor-type="paragraph" svg:x="5.4965in" svg:y="0.0528in" svg:width="1.878in" svg:height="0.5591in" draw:z-index="26"><draw:image xlink:href="Pictures/100000010000011A000000548106334D54BC6F1C.png" xlink:type="simple" xlink:show="embed" xlink:actuate="onLoad" draw:mime-type="image/png"/></draw:frame><text:bookmark-start text:name="__RefHeading___Toc934_1132706634"/>Last Operator Decimate Keyframes<text:bookmark-end text:name="__RefHeading___Toc934_1132706634"/></text:h>
      <text:h text:style-name="Heading_20_4" text:outline-level="4"><text:bookmark-start text:name="__RefHeading___Toc936_1132706634"/>Mode<text:bookmark-end text:name="__RefHeading___Toc936_1132706634"/></text:h>
      <text:p text:style-name="Text_20_body">The <text:span text:style-name="T15">decimate mode. Error margin is Allowed change.</text:span></text:p>
      <text:h text:style-name="Heading_20_4" text:outline-level="4"><text:bookmark-start text:name="__RefHeading___Toc938_1132706634"/><text:span text:style-name="T15">Remove or </text:span>Max Error Margin<text:bookmark-end text:name="__RefHeading___Toc938_1132706634"/></text:h>
      <text:p text:style-name="P13">The percentage of keyframes to remove.</text:p>
      <text:h text:style-name="Heading_20_2" text:outline-level="2"><text:bookmark-start text:name="__RefHeading___Toc198_2983988319"/>Clean Keyframes<text:bookmark-end text:name="__RefHeading___Toc198_2983988319"/></text:h>
      <text:p text:style-name="Text_20_body">Simplify FCurces by deleting keyframes that are close to each other in all channels.</text:p>
      <text:h text:style-name="Heading_20_2" text:outline-level="2"><text:bookmark-start text:name="__RefHeading___Toc200_2983988319"/>Clean Channels<text:bookmark-end text:name="__RefHeading___Toc200_2983988319"/></text:h>
      <text:p text:style-name="Text_20_body">Simplify FCurces by deleting keyframes that are close to each other in selected channels.</text:p>
      <text:h text:style-name="Heading_20_3" text:outline-level="3"><draw:frame draw:style-name="fr2" draw:name="Bild19" text:anchor-type="paragraph" svg:x="5.4965in" svg:y="0.0528in" svg:width="1.878in" svg:height="0.5472in" draw:z-index="27"><draw:image xlink:href="Pictures/1000000100000119000000529DAC39386AF15C6D.png" xlink:type="simple" xlink:show="embed" xlink:actuate="onLoad" draw:mime-type="image/png"/></draw:frame><text:bookmark-start text:name="__RefHeading___Toc940_1132706634"/>Last Operator Clean Keyframes<text:bookmark-end text:name="__RefHeading___Toc940_1132706634"/></text:h>
      <text:h text:style-name="Heading_20_4" text:outline-level="4"><text:bookmark-start text:name="__RefHeading___Toc942_1132706634"/>Threshold<text:bookmark-end text:name="__RefHeading___Toc942_1132706634"/></text:h>
      <text:p text:style-name="Text_20_body">The threshold amount for the simplify algorithm.</text:p>
      <text:h text:style-name="Heading_20_4" text:outline-level="4"><text:bookmark-start text:name="__RefHeading___Toc944_1132706634"/>Channels<text:bookmark-end text:name="__RefHeading___Toc944_1132706634"/></text:h>
      <text:p text:style-name="Text_20_body">Clean keyframes or channels<text:span text:style-name="T15">.</text:span></text:p>
      <text:h text:style-name="Heading_20_2" text:outline-level="2"><text:bookmark-start text:name="__RefHeading___Toc946_1132706634"/>Smooth Keys<text:bookmark-end text:name="__RefHeading___Toc946_1132706634"/></text:h>
      <text:p text:style-name="P13">Make selected curves less bumpy.</text:p>
      <text:h text:style-name="Heading_20_2" text:outline-level="2"><draw:frame draw:style-name="fr1" draw:name="Bild6" text:anchor-type="paragraph" svg:y="0.2728in" svg:width="1.7917in" svg:height="1.0752in" draw:z-index="5"><draw:image xlink:href="Pictures/100000010000010D000000A11AEC383843062BED.png" xlink:type="simple" xlink:show="embed" xlink:actuate="onLoad" draw:mime-type="image/png"/></draw:frame><text:bookmark-start text:name="__RefHeading___Toc202_2983988319"/>Sample Keyframes<text:bookmark-end text:name="__RefHeading___Toc202_2983988319"/></text:h>
      <text:p text:style-name="Text_20_body">Adds keyframes at every unit between the selected keyframes.</text:p>
      <text:p text:style-name="Text_20_body"/>
      <text:p text:style-name="Text_20_body"/>
      <text:h text:style-name="Heading_20_2" text:outline-level="2"><text:bookmark-start text:name="__RefHeading___Toc948_1132706634"/>Bake Curve<text:bookmark-end text:name="__RefHeading___Toc948_1132706634"/></text:h>
      <text:p text:style-name="P14">Bake selected F-Curves to a set of sampled points. This makes the curve not longer editable.</text:p>
      <text:h text:style-name="Heading_20_2" text:outline-level="2"><text:bookmark-start text:name="__RefHeading___Toc950_1132706634"/><text:soft-page-break/>Discontinuity (Euler) Filter<text:bookmark-end text:name="__RefHeading___Toc950_1132706634"/></text:h>
      <text:p text:style-name="P14">Try to fix large jumps and flips in the selected F Curve. This jumps can appear when rotation values are clipping by baking physics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  <style:text-properties fo:font-weight="bold" style:font-size-asian="10.5pt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7.283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7.0874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8909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7402in" style:type="center"/>
          <style:tab-stop style:position="7.4807in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7.4807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1.5752in" fo:margin-right="0in" fo:text-indent="0in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anging_20_indent" style:display-name="Hanging indent" style:family="paragraph" style:parent-style-name="Text_20_body" style:class="text">
      <style:paragraph-properties fo:margin-left="0.3937in" fo:margin-right="0in" fo:text-indent="-0.1965in" style:auto-text-indent="false">
        <style:tab-stops>
          <style:tab-stop style:position="0in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in" fo:margin-right="0in" fo:text-indent="0in" style:auto-text-indent="false"/>
    </style:style>
    <style:style style:name="Index_20_2" style:display-name="Index 2" style:family="paragraph" style:parent-style-name="Index" style:class="index">
      <style:paragraph-properties fo:margin-left="0.1965in" fo:margin-right="0in" fo:text-indent="0in" style:auto-text-indent="false"/>
    </style:style>
    <style:style style:name="Index_20_3" style:display-name="Index 3" style:family="paragraph" style:parent-style-name="Index" style:class="index">
      <style:paragraph-properties fo:margin-left="0.3929in" fo:margin-right="0in" fo:text-indent="0in" style:auto-text-indent="false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694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6.498in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officeooo:paragraph-rsid="001e08e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06ecf86" style:font-size-asian="10pt" style:font-size-complex="10pt"/>
    </style:style>
    <style:style style:name="MT3" style:family="text">
      <style:text-properties fo:font-size="10pt" officeooo:rsid="006d50e3" style:font-size-asian="10pt" style:font-size-complex="10pt"/>
    </style:style>
    <style:style style:name="MT4" style:family="text">
      <style:text-properties fo:font-size="10pt" officeooo:rsid="0037836c" style:font-size-asian="10pt" style:font-size-complex="10pt"/>
    </style:style>
    <style:style style:name="MT5" style:family="text">
      <style:text-properties fo:font-size="10pt" officeooo:rsid="0048c3eb" style:font-size-asian="10pt" style:font-size-complex="10pt"/>
    </style:style>
    <style:style style:name="MT6" style:family="text">
      <style:text-properties fo:font-size="10pt" officeooo:rsid="006ccfa5" style:font-size-asian="10pt" style:font-size-complex="10pt"/>
    </style:style>
    <style:style style:name="MT7" style:family="text">
      <style:text-properties fo:font-size="10pt" officeooo:rsid="006bbdc3" style:font-size-asian="10pt" style:font-size-complex="10pt"/>
    </style:style>
    <style:style style:name="MT8" style:family="text">
      <style:text-properties fo:font-size="10pt" officeooo:rsid="006b1db9" style:font-size-asian="10pt" style:font-size-complex="10pt"/>
    </style:style>
    <style:style style:name="MT9" style:family="text">
      <style:text-properties fo:font-size="10pt" officeooo:rsid="005bfea4" style:font-size-asian="10pt" style:font-size-complex="10pt"/>
    </style:style>
    <style:style style:name="MT10" style:family="text">
      <style:text-properties fo:font-size="10pt" officeooo:rsid="0048b69f" style:font-size-asian="10pt" style:font-size-complex="10pt"/>
    </style:style>
    <style:page-layout style:name="Mpm1">
      <style:page-layout-properties fo:page-width="8.2681in" fo:page-height="11.6929in" style:num-format="1" style:print-orientation="portrait" fo:margin-top="0.3937in" fo:margin-bottom="0.3937in" fo:margin-left="0.3937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1</text:span><text:span text:style-name="MT3">9</text:span><text:span text:style-name="MT4">.</text:span><text:span text:style-name="MT5">1.</text:span><text:span text:style-name="MT6">6</text:span><text:span text:style-name="MT1"> Editors - D</text:span><text:span text:style-name="MT7">rivers</text:span><text:span text:style-name="MT8"> Editor </text:span><text:span text:style-name="MT4">- </text:span><text:span text:style-name="MT9">Key</text:span><text:span text:style-name="MT10"> Menu</text:span></text:p>
      </style:header>
      <style:footer>
        <text:p text:style-name="MP2"><text:page-number text:select-page="current">10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03-29T10:37:01.124000000</meta:creation-date>
    <dc:title>standard1cm</dc:title>
    <meta:editing-duration>PT3H58M46S</meta:editing-duration>
    <meta:editing-cycles>63</meta:editing-cycles>
    <meta:generator>LibreOffice/7.4.6.2$Windows_X86_64 LibreOffice_project/5b1f5509c2decdade7fda905e3e1429a67acd63d</meta:generator>
    <dc:date>2023-10-03T11:31:03.735000000</dc:date>
    <meta:document-statistic meta:table-count="2" meta:image-count="29" meta:object-count="0" meta:page-count="10" meta:paragraph-count="244" meta:word-count="1222" meta:character-count="7658" meta:non-whitespace-character-count="6676"/>
    <meta:template xlink:type="simple" xlink:actuate="onRequest" xlink:title="standard1cm" xlink:href="../../../AppData/Roaming/LibreOffice/4/user/template/standard1cm.ott" meta:date="2016-03-29T10:37:00.996000000"/>
  </office:meta>
</office:document-meta>
</file>